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 Structure Descriptions</text:h>
      <text:p text:style-name="P1">Wordle Assignment, Anton Hedlund</text:p>
      <text:p text:style-name="Standard"/>
      <text:p text:style-name="Standard">The two major data managing aspects of this project are the word lists:</text:p>
      <text:p text:style-name="Standard">Target Words: A list of common words that can be chosen as the secret word the player has to guess.</text:p>
      <text:p text:style-name="Standard">Acceptable Guesses: All words that the player can use to attempt a guess at the target word.</text:p>
      <text:p text:style-name="Standard"/>
      <text:p text:style-name="Standard">For the Target Word-list, I store it as a regular string array (string[]) rather than a List, as once I've read the data from the file I never need to edit the list again. I also only need Random Access to draw a random word from the list, and never to look words up. Random Access for arrays have a time complexity of O(1).</text:p>
      <text:p text:style-name="Standard"/>
      <text:p text:style-name="Standard">For the list of Acceptable Guesses, I only need to be able to search for specific exact words to see if they are contained within the list. Here I used a HashSet, as searching a HashSet for a specific element also has a time complexity of O(1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13S</meta:editing-duration>
    <meta:editing-cycles>3</meta:editing-cycles>
    <meta:generator>OpenOffice/4.1.11$Win32 OpenOffice.org_project/4111m1$Build-9808</meta:generator>
    <dc:date>2022-11-28T16:41:41.38</dc:date>
    <meta:document-statistic meta:table-count="0" meta:image-count="0" meta:object-count="0" meta:page-count="1" meta:paragraph-count="7" meta:word-count="168" meta:character-count="889"/>
    <meta:user-defined meta:name="Info 1"/>
    <meta:user-defined meta:name="Info 2"/>
    <meta:user-defined meta:name="Info 3"/>
    <meta:user-defined meta:name="Info 4"/>
  </office:meta>
</office:document-meta>
</file>